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C64E4DB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  <style:text-properties fo:color="#000000" loext:opacity="100%" style:font-name="Times New Roman" fo:font-size="14pt" style:font-size-asian="14pt" style:font-size-complex="14pt"/>
    </style:style>
    <style:style style:name="P2" style:family="paragraph">
      <style:paragraph-properties fo:margin-top="0.42cm" fo:margin-bottom="0.349cm"/>
      <style:text-properties fo:color="#000000" loext:opacity="100%"/>
    </style:style>
    <style:style style:name="P3" style:family="paragraph">
      <style:paragraph-properties fo:margin-top="0.42cm" fo:margin-bottom="0.349cm" fo:text-align="start"/>
      <style:text-properties fo:color="#000000" loext:opacity="100%"/>
    </style:style>
    <style:style style:name="P4" style:family="paragraph">
      <loext:graphic-properties draw:fill="none" draw:fill-color="#ffffff"/>
      <style:paragraph-properties fo:margin-top="0.42cm" fo:margin-bottom="0.349cm"/>
      <style:text-properties fo:color="#000000" loext:opacity="100%" fo:font-size="12pt"/>
    </style:style>
    <style:style style:name="P5" style:family="paragraph">
      <loext:graphic-properties draw:fill="none" draw:fill-color="#ffffff"/>
      <style:paragraph-properties fo:margin-top="0.42cm" fo:margin-bottom="0.349cm"/>
      <style:text-properties fo:color="#000000" loext:opacity="100%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18.3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7.1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8.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Врезка 1" draw:style-name="gr1" draw:text-style-name="P4" svg:width="8.52cm" svg:height="18.612cm" svg:x="-0.512cm" svg:y="0.118cm"><draw:text-box><text:p text:style-name="P2"><text:span text:style-name="T1">Передовица </text:span></text:p><text:p text:style-name="P2"><text:span text:style-name="T2">Год перемен и утрат: итоги 1725 года </text:span></text:p><text:p text:style-name="P3"><text:span text:style-name="T3">1725 год войдёт в историю Российской империи как год великой утраты и серьёзных испытаний. В январе, в день Богоявления, скончался император Пётр I — основатель Санкт-Петербурга, реформатор государства и полководец, под чьим началом Россия утвердила себя среди великих европейских держав. </text:span></text:p><text:p text:style-name="P3"><text:span text:style-name="T3">Смерть Петра оставила престол без чётко назначенного наследника. Хотя в 1722 году он издал указ, позволявший монарху самому выбирать преемника, сам он этого не сделал. В условиях политической неопределённости ключевую роль сыграли гвардейские полки и Верховный тайный совет. Благодаря усилиям Александра Меншикова и поддержке Преображенского и Семёновского полков на престол была возведена вдова Петра — Екатерина Алексеевна, провозглашённая императрицей Екатериной I. </text:span></text:p><text:p text:style-name="P3"><text:span text:style-name="T3">Первые месяцы её правления прошли под знаком преемственности. Петровские реформы не отменены: сохраняется подушная подать, продолжается строительство флота, действует Академия наук. В то же время в обществе звучат сомнения — как в связи с женским царствованием, так и из-за усиления влияния приближённых императрицы, среди которых много иностранцев. </text:span></text:p><text:p text:style-name="P3"><text:span text:style-name="T3">Внешняя политика остаётся стабильной. Союз с Австрией и Данией против Швеции укреплён. В Персии русские войска под командованием генерала Петра Ласси одержали успехи, обеспечив России выход к Каспийскому морю. Война с Османской империей пока не началась — страна нуждается в передышке после 21-летней Северной войны. </text:span></text:p><text:p text:style-name="P3"><text:span text:style-name="T3">Таким образом, 1725 год стал временем скорби, но и надежды. От новой государыни зависит, сумеет ли она сохранить заветы Петра Великого и укрепить государство, рождённое его волей. </text:span></text:p><text:p text:style-name="P3"><text:span text:style-name="T3"/></text:p></draw:text-box></draw:frame><draw:frame text:anchor-type="paragraph" draw:z-index="1" draw:name="Врезка 2" draw:style-name="gr2" draw:text-style-name="P4" svg:width="9.102cm" svg:height="17.156cm" svg:x="8.802cm" svg:y="0.108cm"><draw:text-box><text:p text:style-name="P2"><text:span text:style-name="T1">Экономическое обозрение </text:span></text:p><text:p text:style-name="P2"><text:span text:style-name="T2">О состоянии торговли и податей в 1725 году </text:span></text:p><text:p text:style-name="P3"><text:span text:style-name="T3">В этом году экономическая политика продолжает следовать курсу, намеченному Петром I. Подушная подать, введённая в 1718 году, остаётся основным источником государственных доходов. Однако она вызывает недовольство в провинциях, особенно среди помещиков, чьи крестьяне массово уходят на казённые заводы или в рекруты, чтобы избежать двойной тяготы — подати и воинской повинности. </text:span></text:p><text:p text:style-name="P3"><text:span text:style-name="T3">Тем не менее, торговля в Санкт-Петербурге и Архангельске развивается. Голландские и английские купцы активно завозят в Россию сукно, железо и кофе, вывозя пеньку, лён, поташ и меха. По данным Коммерц-коллегии, таможенные поступления в казну выросли по сравнению с прошлым годом, хотя предприниматели жалуются на бюрократические задержки при получении заграничных паспортов. </text:span></text:p><text:p text:style-name="P3"><text:span text:style-name="T3">Особое внимание при Екатерине I уделяется развитию внутренних мануфактур. В Ярославле, Казани и Туле открываются новые заводы — суконные, оружейные, металлургические. На них работают как вольнонаёмные, так и крепостные, отпущенные помещиками за оброк. Это должно снизить зависимость армии и флота от иностранных поставок. </text:span></text:p><text:p text:style-name="P3"><text:span text:style-name="T3">Однако часть дворянства критикует такой подход, считая, что увлечение ремёслами и торговлей отвлекает народ от земледелия — «основы всякого государства». Тем не менее, императрица подтверждает приверженность петровскому пути: «Просвещение, промышленность и мореплавание — столпы новой России». </text:span></text:p><text:p text:style-name="P3"><text:span text:style-name="T3"/></text:p></draw:text-box></draw:frame><draw:frame text:anchor-type="paragraph" draw:z-index="2" draw:name="Врезка 4" draw:style-name="gr3" draw:text-style-name="P5" svg:width="9.076cm" svg:height="18.83cm" svg:x="18.3cm" svg:y="15.358cm"><draw:text-box><text:p text:style-name="P2"><text:span text:style-name="T1">Политический памфлет </text:span></text:p><text:p text:style-name="P2"><text:span text:style-name="T2">Не по чину корона! </text:span></text:p><text:p text:style-name="P3"><text:span text:style-name="T3">(Анонимное сочинение, доставленное в редакцию) </text:span></text:p><text:p text:style-name="P3"><text:span text:style-name="T3">Какие времена настали! Женщина на российском престоле! И не царевна из древнего рода, не сестра государя, даже не законная жена по первому браку — а дочь литовского крестьянина, бывшая служанка, жена простого солдата, а позже — наложница Петра Великого! И вот она — в короне, в окружении немецких фаворитов и льстивых вельмож! </text:span></text:p><text:p text:style-name="P3"><text:span text:style-name="T3">Где честь древнего дворянства? Где порядок наследования, завещанный ещё царём Алексеем Михайловичем? Пётр, стремясь к новизне, разрушил не только бороды и кафтаны, но и устои государства. Он ввёл указ о назначении наследника по воле, но сам воли своей не объявил. И что получилось? Престол достался не по праву крови и не по заслугам, а по интригам Меншикова и штыкам гвардии! </text:span></text:p><text:p text:style-name="P3"><text:span text:style-name="T3">При дворе — сплошные иностранцы: Брюс, Остерман, Кейзерлинг. Они решают судьбы России, а наши родовитые мужи стоят в передней, дожидаясь милости. Сама же государыня, хоть и дай ей Бог здоровья, в делах государственных мало сведуща. Кто слышал её речь в Совете? Кто видел её подпись на важных указах? Всё вершит Верховный тайный совет — и не разумом, а кошельком. </text:span></text:p><text:p text:style-name="P3"><text:span text:style-name="T3">Если бы жив был царевич Алексей! Или хотя бы его сыновья — хоть малолетние, но по крови — царские! Им бы подобало царствовать, а не той, чьё имя прежде знали лишь в солдатских бараках! </text:span></text:p><text:p text:style-name="P3"><text:span text:style-name="T3">Да будет воля Божия. Но пусть новая государыня помнит: корона — не награда за ласку, а тяжкий долг перед Отечеством. И если петровские реформы пойдут без меры и без совести — жди не только крестьянских бунтов, но и гнева благородных сердец. </text:span></text:p><text:p text:style-name="P3"><text:span text:style-name="T3"/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fill-image draw:name="Studio" xlink:href="Pictures/100000000000020000000200C64E4DB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tudio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20000000200C64E4DBE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Studio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0:26:57.675041338</meta:creation-date>
    <dc:date>2025-10-14T10:44:53.268377189</dc:date>
    <meta:editing-duration>PT16M40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